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SE DA FARE:</text:p>
      <text:p text:style-name="Standard"/>
      <text:list xml:id="list1066495177857813510" text:style-name="L1">
        <text:list-header>
          <text:p text:style-name="P1"/>
        </text:list-header>
      </text:list>
      <text:p text:style-name="Standard"/>
      <text:list xml:id="list865624849" text:continue-numbering="true" text:style-name="L1">
        <text:list-item>
          <text:p text:style-name="P1">CONTROLLARE GLI ERRORI NASCOSTI IN TUTTE LE PAGINE.</text:p>
        </text:list-item>
        <text:list-item>
          <text:p text:style-name="P1">Creare menù a tendina che si apre al click sul nome e cognome in alto a destra( oppure su un simbolo) per effettuare il Log-out ed altre opzioni.</text:p>
        </text:list-item>
        <text:list-item>
          <text:p text:style-name="P1">Menù a tendina in alto a destra con: Log-out, modifica dati utente.</text:p>
        </text:list-item>
        <text:list-item>
          <text:p text:style-name="P1">Controllare errori leggeri in giro per il sito.</text:p>
        </text:list-item>
        <text:list-item>
          <text:p text:style-name="P1">Dare la possibilità di cancellare le singole notifiche (oltre all'opzione “cancella tutte le notifiche”).</text:p>
        </text:list-item>
        <text:list-item>
          <text:p text:style-name="P1">Creare l'invio della notifica</text:p>
        </text:list-item>
      </text:list>
      <text:p text:style-name="Standard"/>
      <text:p text:style-name="Standard"/>
      <text:p text:style-name="Standard"/>
      <text:p text:style-name="Standard">Oooooohggiuèèèèèè</text:p>
      <text:list xml:id="list355683637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Barlacchi</meta:initial-creator>
    <meta:creation-date>2014-02-12T23:07:21</meta:creation-date>
    <dc:date>2014-03-15T11:36:20</dc:date>
    <dc:creator>Gabriele Barlacchi</dc:creator>
    <meta:editing-duration>PT16M25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1" meta:paragraph-count="8" meta:word-count="84" meta:character-count="480"/>
  </office:meta>
</office:document-meta>
</file>